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master-page-name="">
      <loext:graphic-properties draw:fill="none"/>
      <style:paragraph-properties fo:margin-left="0.0618in" fo:margin-right="0in" fo:margin-top="0in" fo:margin-bottom="0in" loext:contextual-spacing="false" fo:text-indent="0in" style:auto-text-indent="false" style:page-number="auto" fo:background-color="transparent"/>
      <style:text-properties style:font-name="Times New Roman" fo:font-size="12pt" officeooo:rsid="0016249e" officeooo:paragraph-rsid="0016249e" style:font-size-asian="12pt" style:font-size-complex="12pt"/>
    </style:style>
    <style:style style:name="P2" style:family="paragraph" style:parent-style-name="Preformatted_20_Text">
      <loext:graphic-properties draw:fill="none"/>
      <style:paragraph-properties fo:margin-left="0.0618in" fo:margin-right="0in" fo:margin-top="0in" fo:margin-bottom="0in" loext:contextual-spacing="false" fo:text-indent="0in" style:auto-text-indent="false" fo:background-color="transparent"/>
      <style:text-properties style:font-name="Times New Roman" fo:font-size="12pt" officeooo:rsid="0016249e" officeooo:paragraph-rsid="0016249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1</text:p>
      <text:p text:style-name="P2">Nathan Bellew<text:line-break/>Programming Languages<text:line-break/>due September 14, 2017<text:line-break/><text:line-break/>1.<text:line-break/> <text:s/>int fact(int n){<text:line-break/> <text:s text:c="3"/>if (n&lt;=1)<text:line-break/> <text:s text:c="5"/>return 1;<text:line-break/> <text:s text:c="3"/>else<text:line-break/> <text:s text:c="3"/>return n*fact(n-1);<text:line-break/>}<text:line-break/><text:line-break/>int fact(int n){<text:line-break/> <text:s/>int ans = 1;<text:line-break/> <text:s/>if (n&lt;=1)<text:line-break/> <text:s text:c="3"/>return 1;<text:line-break/> <text:s/>else{<text:line-break/> <text:s text:c="3"/>for (int i = 1;i&lt;n;i++){<text:line-break/> <text:s text:c="7"/>ans*=i;<text:line-break/> <text:s text:c="5"/>}<text:line-break/> <text:s text:c="5"/>return ans;<text:line-break/> <text:s text:c="3"/>}<text:line-break/> <text:s/>}<text:line-break/><text:line-break/><text:line-break/>2.<text:line-break/><text:line-break/>int numdigits(int x){<text:line-break/> <text:s text:c="3"/>int t=x;<text:line-break/> <text:s text:c="3"/>int n=1;<text:line-break/> <text:s text:c="3"/>while(t&gt;=10){<text:line-break/> <text:s text:c="3"/>n+=1;<text:line-break/> <text:s text:c="3"/>t/=10;<text:line-break/> <text:s/>}<text:line-break/> <text:s/>return n<text:line-break/>}<text:line-break/><text:line-break/>int numdigits(int x, int n=1){<text:line-break/> <text:s text:c="3"/>int t=x;<text:line-break/> <text:s text:c="3"/>if(t&lt;10)<text:line-break/> <text:s text:c="5"/>return n;<text:line-break/> <text:s text:c="3"/>else{<text:line-break/> <text:s text:c="5"/>int newn = n+1;<text:line-break/> <text:s text:c="5"/>int newt = t/10;<text:line-break/> <text:s text:c="5"/>return numdigits(newt, newn);<text:line-break/> <text:s/>}<text:line-break/>}<text:line-break/><text:line-break/><text:soft-page-break/>3.<text:line-break/> <text:s/>It should not matter what language you use to solve a problem, algorithms can<text:line-break/> <text:s/>be transferred to any language. Some languages are better than others depending<text:line-break/> <text:s/>on the speed and size of the algorithm. I believe that any program can be used<text:line-break/> <text:s/>for any algorithm. Each language compiles to machine language, so at the root<text:line-break/> <text:s/>all languages are the same. Their main goal is to communicate what humans want<text:line-break/> <text:s/>into a language we can understand and translated for the computer to understand.<text:line-break/> <text:s/>Because this is the main reason for languages, I firmly believe it is better<text:line-break/> <text:s/>to use any language then to use a specific language.<text:line-break/><text:line-break/>4.<text:line-break/><text:tab/>Should a language require the declaration of variables? I would have to say no, in my opinion variables do not require declaration. Now coming from someone who uses Python regularly I can understand how the Readability aspect would be considered. Although personally I find it very readable, I understand that it can make the program more difficult to read. So I would agree that not declaring the variables hurts the readability. Without declaration another programmer coming on may spend too much time finding what the variable is. I would say that the write-ability is very easy. You would be writing less and it is not difficult to do. Essentially removing the int from a c++ code would be easy to write and implement. With that said speed is very important, the compiler is not being forced to run endless loops. In saying that I can conclude that the efficiency of the code without declarations is easily the same if not faster. FORTRAN a relatively dead language is still used for how quickly it can compute and it does not require variable declarations. Now as for security, I would argue that because the code is more write-able without declarations, that the code is also more secure. If the programmer is struggling with a program he would be able to deduce if it was from a variable. The object is set as a variable as it is called and the code can only affect it if it accesses the object first. Removing the declarations would not affect how the object work sand whether or not the code can change the object.<text:line-break/>5.<text:line-break/><text:tab/>I prefer the line by line coding from Ada to the Modula-2. As for readability I argue that nesting comments not only makes the comments more difficult to read but also the code. The only good part of readability for Modula 2 would be doing multi-line comments. Where as Ada would need multiple hyphens to do the same. With that said, using one or two lines to create a comment is all you should need to use. The write-ability of the commenting is obviously better with Ada. In order to create a comment you use two adjacent hyphens, but with Modula-2 you need to remember the last '*)' or else you will end up commenting out the rest of the code. As far as reliability, I would say that the Ada is more reliable. I have had more code failures as a result of nested comments than I have with single line comments. C++ however is another story it uses both forms of commenting. which is better because nesting loops in certain areas can definitely help in readability, while also allowing programmers to use single line coding.<text:line-break/>6.<text:line-break/>Learn-ability is an incredibly important requirement for any language. In example if I was to work for a company and they wanted me to create an application to organize the staff payroll. And the company had specific system requirements that limited the languages they could use they might have one made. If I, as a programmer am spending more time learning the language, than working on the application, the company will have wasted time, money, and resources. Language designers can use this idea to create languages that have simple meaningful identifiers. They could have easily accessible classes that make coding easier and make the language easy to read. Languages such as Python really strive in making a language simple and easy to learn. The compiler and syntax are both very easy to understand, where the end of line is the end of statement and forces the user to indent. Where as <text:soft-page-break/>languages like lolcode are just made up for fun, it is incredibly hard to read and understand. Based on how it is made with complex statements and functions it hurts its own learn-ability.<text:line-break/>7.<text:line-break/>C++ upholds the principle of locality, it contains declarations such as short, int, and float. With declarations such as these you can manage the size of each variable to as close as possible to the needed size. I find locality to be very important, it helps in maintaining the size of the program. Even with the small amount of bytes saved this way, within a large program it could save a lot of memory.<text:line-break/>8.<text:line-break/> A)<text:line-break/> <text:s/>x=100;<text:line-break/> <text:s/>y=200;<text:line-break/> <text:s/>z=sqrt(x)-(x+y);<text:line-break/> B)<text:line-break/> <text:s/>x=100;<text:line-break/> <text:s/>t=sqrt(x)-(x+y);<text:line-break/> <text:s/>y=x+t;<text:line-break/> C)<text:line-break/> <text:s/>switch I<text:line-break/> <text:s/>{<text:line-break/> <text:s text:c="3"/>case 1: I*=2;<text:line-break/> <text:s text:c="3"/>case 2: I*=3;<text:line-break/> <text:s text:c="3"/>case 3: I*=4;<text:line-break/> <text:s text:c="3"/>default: I=I;<text:line-break/> <text:s/>}<text:line-break/> <text:s/>cout&lt;&lt;I;<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7-09-15T13:08:57.301000000</meta:print-date>
    <dc:date>2017-09-15T13:22:56.641000000</dc:date>
    <meta:editing-duration>PT13M30S</meta:editing-duration>
    <meta:editing-cycles>1</meta:editing-cycles>
    <meta:document-statistic meta:table-count="0" meta:image-count="0" meta:object-count="0" meta:page-count="3" meta:paragraph-count="2" meta:word-count="935" meta:character-count="5453" meta:non-whitespace-character-count="4332"/>
    <meta:generator>LibreOffice/5.1.4.2$Windows_x86 LibreOffice_project/f99d75f39f1c57ebdd7ffc5f42867c12031db97a</meta:generator>
  </office:meta>
</office:document-meta>
</file>